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001000000015B6CE888.gif" manifest:media-type="image/gif"/>
  <manifest:file-entry manifest:full-path="Pictures/100000000000000200000002D23C89B1.gif" manifest:media-type="image/gif"/>
  <manifest:file-entry manifest:full-path="Pictures/1000020000000001000000013D9CF3F6.gif" manifest:media-type="image/gif"/>
  <manifest:file-entry manifest:full-path="Pictures/10000200000000010000000141C291BA.gif" manifest:media-type="image/gif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02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1.852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0.6563in"/>
    </style:style>
    <style:style style:name="ro1" style:family="table-row">
      <style:table-row-properties style:row-height="0.3465in" fo:break-before="auto" style:use-optimal-row-height="false"/>
    </style:style>
    <style:style style:name="ro2" style:family="table-row">
      <style:table-row-properties style:row-height="0.4272in" fo:break-before="auto" style:use-optimal-row-height="true"/>
    </style:style>
    <style:style style:name="ro3" style:family="table-row">
      <style:table-row-properties style:row-height="0.3965in" fo:break-before="auto" style:use-optimal-row-height="tru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ypes_5f_Tipes">
      <style:table-properties table:display="true" style:writing-mode="lr-tb" tableooo:tab-color="#3366ff"/>
    </style:style>
    <style:style style:name="ta2" style:family="table" style:master-page-name="PageStyle_5f_Chart_5f_Grafiek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fe7f5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5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30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3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ff0000" fo:background-color="#d99694" style:diagonal-bl-tr="none" style:diagonal-tl-br="none" style:text-align-source="fix" style:repeat-content="false" fo:wrap-option="wrap" fo:border-left="2.49pt solid #ff0000" style:direction="ltr" fo:border-right="0.74pt solid #ff0000" style:rotation-angle="0" style:rotation-align="none" style:shrink-to-fit="false" fo:border-top="2.49pt solid #ff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2.49pt solid #ff0000" style:direction="ltr" fo:border-right="0.74pt solid #ff0000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ff0000" style:diagonal-bl-tr="none" style:diagonal-tl-br="none" style:text-align-source="fix" style:repeat-content="false" fo:wrap-option="no-wrap" fo:border-left="2.49pt solid #ff0000" style:direction="ltr" fo:border-right="0.74pt solid #ff0000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ff0000" fo:background-color="#d99694" style:diagonal-bl-tr="none" style:diagonal-tl-br="none" style:text-align-source="fix" style:repeat-content="false" fo:wrap-option="wrap" fo:border-left="0.74pt solid #ff0000" style:direction="ltr" fo:border-right="none" style:rotation-angle="0" style:rotation-align="none" style:shrink-to-fit="false" fo:border-top="2.49pt solid #ff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0">
      <style:table-cell-properties fo:border-bottom="0.74pt solid #ff0000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2.49pt solid #ff0000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ff0000" fo:background-color="#d99694" style:diagonal-bl-tr="none" style:diagonal-tl-br="none" style:text-align-source="fix" style:repeat-content="false" fo:wrap-option="wrap" fo:border-left="0.74pt solid #ff0000" style:direction="ltr" fo:border-right="2.49pt solid #ff0000" style:rotation-angle="0" style:rotation-align="none" style:shrink-to-fit="false" fo:border-top="2.49pt solid #ff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ff0000" style:diagonal-bl-tr="none" style:diagonal-tl-br="none" style:text-align-source="fix" style:repeat-content="false" fo:wrap-option="no-wrap" fo:border-left="0.74pt solid #ff0000" style:direction="ltr" fo:border-right="2.49pt solid #ff0000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-bottom="2.49pt solid #ff0000" style:diagonal-bl-tr="none" style:diagonal-tl-br="none" style:text-align-source="fix" style:repeat-content="false" fo:wrap-option="no-wrap" fo:border-left="0.74pt solid #ff0000" style:direction="ltr" fo:border-right="2.49pt solid #ff0000" style:rotation-angle="0" style:rotation-align="none" style:shrink-to-fit="false" fo:border-top="0.74pt solid #ff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3" style:family="graphic">
      <style:graphic-properties draw:stroke="none" svg:stroke-width="0in" draw:fill="none" draw:fill-color="#ffffff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ypes_Tipe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3" table:default-cell-style-name="ce8"/>
        <table:table-row table:style-name="ro1">
          <table:table-cell table:style-name="ce1" office:value-type="string" calcext:value-type="string" table:number-columns-spanned="7" table:number-rows-spanned="1">
            <text:p>ONLINE DIABETES SURVEYS/AANLYN OPNAMES OOR DIABETES</text:p>
          </table:table-cell>
          <table:covered-table-cell table:number-columns-repeated="6" table:style-name="ce9"/>
          <table:table-cell table:style-name="Default" table:number-columns-repeated="2"/>
          <table:table-cell table:style-name="ce25"/>
          <table:table-cell table:style-name="Default" table:number-columns-repeated="1014"/>
        </table:table-row>
        <table:table-row table:style-name="ro1">
          <table:table-cell table:style-name="ce2" table:number-columns-repeated="5"/>
          <table:table-cell table:style-name="Default" table:number-columns-repeated="4"/>
          <table:table-cell table:style-name="ce25"/>
          <table:table-cell table:style-name="Default" table:number-columns-repeated="1014"/>
        </table:table-row>
        <table:table-row table:style-name="ro1">
          <table:table-cell table:style-name="ce3" office:value-type="string" calcext:value-type="string" table:number-columns-spanned="2" table:number-rows-spanned="1">
            <text:p>Summary/Opsomming</text:p>
          </table:table-cell>
          <table:covered-table-cell table:style-name="ce10"/>
          <table:table-cell table:style-name="ce2" table:number-columns-repeated="2"/>
          <table:table-cell table:style-name="Default" table:number-columns-repeated="2"/>
          <table:table-cell table:style-name="ce8"/>
          <table:table-cell table:style-name="Default"/>
          <table:table-cell table:style-name="ce25"/>
          <table:table-cell table:style-name="Default" table:number-columns-repeated="1015"/>
        </table:table-row>
        <table:table-row table:style-name="ro2">
          <table:table-cell table:style-name="ce4" office:value-type="string" calcext:value-type="string">
            <text:p>Question 3.2.1</text:p>
            <text:p>Vraag 3.2.1</text:p>
          </table:table-cell>
          <table:table-cell table:style-name="ce11"/>
          <table:table-cell table:style-name="ce2" table:number-columns-repeated="2"/>
          <table:table-cell table:style-name="Default" table:number-columns-repeated="2"/>
          <table:table-cell table:style-name="ce8"/>
          <table:table-cell table:style-name="Default"/>
          <table:table-cell table:style-name="ce25"/>
          <table:table-cell table:style-name="Default" table:number-columns-repeated="1015"/>
        </table:table-row>
        <table:table-row table:style-name="ro3">
          <table:table-cell table:style-name="ce4" office:value-type="string" calcext:value-type="string">
            <text:p>Question 3.2.2</text:p>
            <text:p>Vraag 3.2.2</text:p>
          </table:table-cell>
          <table:table-cell table:style-name="ce12"/>
          <table:table-cell table:style-name="ce2" table:number-columns-repeated="2"/>
          <table:table-cell table:style-name="Default" table:number-columns-repeated="2"/>
          <table:table-cell table:style-name="ce8"/>
          <table:table-cell table:style-name="Default"/>
          <table:table-cell table:style-name="ce25"/>
          <table:table-cell table:style-name="Default" table:number-columns-repeated="1015"/>
        </table:table-row>
        <table:table-row table:style-name="ro3">
          <table:table-cell table:style-name="ce5" office:value-type="string" calcext:value-type="string">
            <text:p>Question 3.2.3</text:p>
            <text:p>Vraag 3.2.3</text:p>
            <draw:frame table:end-cell-address="Types_Tipes.A6" table:end-x="0.0394in" table:end-y="0.4268in" draw:z-index="0" draw:name="Picture 1" draw:style-name="gr1" draw:text-style-name="P1" svg:width="0.0098in" svg:height="0.0004in" svg:x="0.0295in" svg:y="0.3972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Types_Tipes.A6" table:end-x="0.0602in" table:end-y="0.4268in" draw:z-index="1" draw:name="Picture 2" draw:style-name="gr1" draw:text-style-name="P1" svg:width="0.0098in" svg:height="0.0004in" svg:x="0.0504in" svg:y="0.3972in">
              <draw:image xlink:href="Pictures/1000020000000001000000013D9CF3F6.gif" xlink:type="simple" xlink:show="embed" xlink:actuate="onLoad">
                <text:p/>
              </draw:image>
            </draw:frame>
          </table:table-cell>
          <table:table-cell table:style-name="ce13"/>
          <table:table-cell table:style-name="ce2" table:number-columns-repeated="2"/>
          <table:table-cell table:style-name="Default" table:number-columns-repeated="2"/>
          <table:table-cell table:style-name="ce8"/>
          <table:table-cell table:style-name="Default"/>
          <table:table-cell table:style-name="ce25"/>
          <table:table-cell table:style-name="Default" table:number-columns-repeated="1015"/>
        </table:table-row>
        <table:table-row table:style-name="ro1">
          <table:table-cell table:style-name="Default">
            <draw:frame table:end-cell-address="Types_Tipes.A7" table:end-x="0.0394in" table:end-y="0.3469in" draw:z-index="2" draw:name="Picture 3" draw:style-name="gr1" draw:text-style-name="P1" svg:width="0.0098in" svg:height="0.0004in" svg:x="0.0295in" svg:y="0.3472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Types_Tipes.A7" table:end-x="0.0602in" table:end-y="0.3469in" draw:z-index="3" draw:name="Picture 4" draw:style-name="gr1" draw:text-style-name="P1" svg:width="0.0098in" svg:height="0.0004in" svg:x="0.0504in" svg:y="0.3472in">
              <draw:image xlink:href="Pictures/10000200000000010000000141C291BA.gif" xlink:type="simple" xlink:show="embed" xlink:actuate="onLoad">
                <text:p/>
              </draw:image>
            </draw:frame>
            <draw:custom-shape table:end-cell-address="Types_Tipes.A7" table:end-x="0.0811in" table:end-y="0.3469in" draw:z-index="4" draw:name="AutoShape 5" draw:style-name="gr2" draw:text-style-name="P1" svg:width="0.0098in" svg:height="0.0004in" svg:x="0.0713in" svg:y="0.347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table:end-cell-address="Types_Tipes.A7" table:end-x="0.102in" table:end-y="0.3469in" draw:z-index="5" draw:name="Picture 6" draw:style-name="gr1" draw:text-style-name="P1" svg:width="0.0098in" svg:height="0.0004in" svg:x="0.0921in" svg:y="0.3472in">
              <draw:image xlink:href="Pictures/1000020000000001000000013D9CF3F6.gif" xlink:type="simple" xlink:show="embed" xlink:actuate="onLoad">
                <text:p/>
              </draw:image>
            </draw:frame>
            <draw:frame table:end-cell-address="Types_Tipes.A7" table:end-x="0.1228in" table:end-y="0.3469in" draw:z-index="6" draw:name="Picture 7" draw:style-name="gr1" draw:text-style-name="P1" svg:width="0.0098in" svg:height="0.0004in" svg:x="0.113in" svg:y="0.3472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Types_Tipes.A7" table:end-x="0.1646in" table:end-y="0.3469in" draw:z-index="7" draw:name="Picture 9" draw:style-name="gr1" draw:text-style-name="P1" svg:width="0.0098in" svg:height="0.0004in" svg:x="0.1547in" svg:y="0.3472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Types_Tipes.A7" table:end-x="0.185in" table:end-y="0.3469in" draw:z-index="8" draw:name="Picture 10" draw:style-name="gr1" draw:text-style-name="P1" svg:width="0.0098in" svg:height="0.0004in" svg:x="0.1752in" svg:y="0.3472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Types_Tipes.A7" table:end-x="0.2476in" table:end-y="0.3469in" draw:z-index="9" draw:name="Picture 13" draw:style-name="gr1" draw:text-style-name="P1" svg:width="0.0098in" svg:height="0.0004in" svg:x="0.2378in" svg:y="0.3472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Types_Tipes.A7" table:end-x="0.2685in" table:end-y="0.3469in" draw:z-index="10" draw:name="Picture 14" draw:style-name="gr1" draw:text-style-name="P1" svg:width="0.0098in" svg:height="0.0004in" svg:x="0.2587in" svg:y="0.3472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Types_Tipes.A7" table:end-x="0.3102in" table:end-y="0.3469in" draw:z-index="11" draw:name="Picture 16" draw:style-name="gr1" draw:text-style-name="P1" svg:width="0.0098in" svg:height="0.0004in" svg:x="0.3004in" svg:y="0.3472in">
              <draw:image xlink:href="Pictures/1000020000000001000000015B6CE888.gif" xlink:type="simple" xlink:show="embed" xlink:actuate="onLoad">
                <text:p/>
              </draw:image>
            </draw:frame>
          </table:table-cell>
          <table:table-cell table:style-name="Default" table:number-columns-repeated="1023"/>
        </table:table-row>
        <table:table-row table:style-name="ro4">
          <table:table-cell table:style-name="ce6" office:value-type="string" calcext:value-type="string">
            <text:p>Name of Survey</text:p>
            <text:p>Naam van Opname</text:p>
          </table:table-cell>
          <table:table-cell table:style-name="ce6" office:value-type="string" calcext:value-type="string">
            <text:p>Number of Participants</text:p>
            <text:p>Getal Deelnemers</text:p>
          </table:table-cell>
          <table:table-cell table:style-name="ce6" office:value-type="string" calcext:value-type="string">
            <text:p>Start Date</text:p>
            <text:p>Begindatum</text:p>
          </table:table-cell>
          <table:table-cell table:style-name="ce6" office:value-type="string" calcext:value-type="string">
            <text:p>End Date</text:p>
            <text:p>Einddatum</text:p>
          </table:table-cell>
          <table:table-cell table:style-name="ce6" office:value-type="string" calcext:value-type="string">
            <text:p>Question 3.3</text:p>
            <text:p>Vraag 3.3</text:p>
          </table:table-cell>
          <table:table-cell table:style-name="ce6" office:value-type="string" calcext:value-type="string">
            <text:p>Time duration</text:p>
            <text:p>Tydsduur</text:p>
          </table:table-cell>
          <table:table-cell table:style-name="ce6" office:value-type="string" calcext:value-type="string">
            <text:p>Question 3.4</text:p>
            <text:p>Vraag 3.4</text:p>
          </table:table-cell>
          <table:table-cell table:style-name="ce23"/>
          <table:table-cell table:style-name="ce26" office:value-type="string" calcext:value-type="string">
            <text:p>Duration of survey </text:p>
          </table:table-cell>
          <table:table-cell table:style-name="ce29" office:value-type="string" calcext:value-type="string">
            <text:p>Number of online surveys </text:p>
          </table:table-cell>
          <table:table-cell table:style-name="ce32" office:value-type="string" calcext:value-type="string">
            <text:p>Total Time</text:p>
          </table:table-cell>
          <table:table-cell table:style-name="ce35" table:number-columns-repeated="2"/>
          <table:table-cell table:style-name="ce15" table:number-columns-repeated="1011"/>
        </table:table-row>
        <table:table-row table:style-name="ro1">
          <table:table-cell table:style-name="ce7" office:value-type="string" calcext:value-type="string">
            <text:p>2010 Health Care Reform Final Week Call-in Report Back</text:p>
          </table:table-cell>
          <table:table-cell table:style-name="ce14" office:value-type="float" office:value="339" calcext:value-type="float">
            <text:p>339</text:p>
          </table:table-cell>
          <table:table-cell table:style-name="ce16" office:value-type="date" office:date-value="2010-03-15" calcext:value-type="date">
            <text:p>40252</text:p>
          </table:table-cell>
          <table:table-cell table:style-name="ce16" office:value-type="date" office:date-value="2015-06-15" calcext:value-type="date">
            <text:p>42170</text:p>
          </table:table-cell>
          <table:table-cell table:style-name="ce17" table:formula="of:=[.C9]-[.D9]/12" office:value-type="float" office:value="36737.8333333333" calcext:value-type="float">
            <text:p/>
          </table:table-cell>
          <table:table-cell table:style-name="ce19" office:value-type="time" office:time-value="PT00H15M00S" calcext:value-type="time">
            <text:p>0.0104166666666667</text:p>
          </table:table-cell>
          <table:table-cell table:style-name="ce21"/>
          <table:table-cell table:style-name="ce24"/>
          <table:table-cell table:style-name="ce27" office:value-type="string" calcext:value-type="string">
            <text:p>7 years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.5" calcext:value-type="float">
            <text:p>3.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0 Special Diabetes Program Survey</text:p>
          </table:table-cell>
          <table:table-cell table:style-name="ce14" office:value-type="float" office:value="5730" calcext:value-type="float">
            <text:p>5730</text:p>
          </table:table-cell>
          <table:table-cell table:style-name="ce16" office:value-type="date" office:date-value="2010-04-23" calcext:value-type="date">
            <text:p>40291</text:p>
          </table:table-cell>
          <table:table-cell table:style-name="ce16" office:value-type="date" office:date-value="2015-10-23" calcext:value-type="date">
            <text:p>42300</text:p>
          </table:table-cell>
          <table:table-cell table:style-name="ce18"/>
          <table:table-cell table:style-name="ce19" office:value-type="time" office:time-value="PT00H30M00S" calcext:value-type="time">
            <text:p>0.0208333333333333</text:p>
          </table:table-cell>
          <table:table-cell table:style-name="ce22"/>
          <table:table-cell table:style-name="ce24"/>
          <table:table-cell table:style-name="ce27" office:value-type="string" calcext:value-type="string">
            <text:p>6 years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.5" calcext:value-type="float">
            <text:p>2.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1 Mississippi Diabetes Awareness Day Registration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date" office:date-value="2011-02-02" calcext:value-type="date">
            <text:p>40576</text:p>
          </table:table-cell>
          <table:table-cell table:style-name="ce16" office:value-type="date" office:date-value="2015-02-01" calcext:value-type="date">
            <text:p>42036</text:p>
          </table:table-cell>
          <table:table-cell table:style-name="ce18"/>
          <table:table-cell table:style-name="ce19" office:value-type="time" office:time-value="PT01H30M00S" calcext:value-type="time">
            <text:p>0.0625</text:p>
          </table:table-cell>
          <table:table-cell table:style-name="ce18"/>
          <table:table-cell table:style-name="ce24"/>
          <table:table-cell table:style-name="ce27" office:value-type="string" calcext:value-type="string">
            <text:p>5 years</text:p>
          </table:table-cell>
          <table:table-cell table:style-name="ce30" office:value-type="float" office:value="28" calcext:value-type="float">
            <text:p>28</text:p>
          </table:table-cell>
          <table:table-cell table:style-name="ce33" office:value-type="float" office:value="49" calcext:value-type="float">
            <text:p>49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3 Washington Diabetes Day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date" office:date-value="2012-11-20" calcext:value-type="date">
            <text:p>41233</text:p>
          </table:table-cell>
          <table:table-cell table:style-name="ce16" office:value-type="date" office:date-value="2015-02-04" calcext:value-type="date">
            <text:p>42039</text:p>
          </table:table-cell>
          <table:table-cell table:style-name="ce18"/>
          <table:table-cell table:style-name="ce19" office:value-type="time" office:time-value="PT01H00M00S" calcext:value-type="time">
            <text:p>0.0416666666666667</text:p>
          </table:table-cell>
          <table:table-cell table:style-name="ce18"/>
          <table:table-cell table:style-name="ce24"/>
          <table:table-cell table:style-name="ce27" office:value-type="string" calcext:value-type="string">
            <text:p>4 years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1.75" calcext:value-type="float">
            <text:p>1.7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3 Wisconsin Diabetes Day</text:p>
          </table:table-cell>
          <table:table-cell table:style-name="ce14" office:value-type="float" office:value="72" calcext:value-type="float">
            <text:p>72</text:p>
          </table:table-cell>
          <table:table-cell table:style-name="ce16" office:value-type="date" office:date-value="2013-02-04" calcext:value-type="date">
            <text:p>41309</text:p>
          </table:table-cell>
          <table:table-cell table:style-name="ce16" office:value-type="date" office:date-value="2015-02-19" calcext:value-type="date">
            <text:p>42054</text:p>
          </table:table-cell>
          <table:table-cell table:style-name="ce18"/>
          <table:table-cell table:style-name="ce19" office:value-type="time" office:time-value="PT01H45M00S" calcext:value-type="time">
            <text:p>0.0729166666666667</text:p>
          </table:table-cell>
          <table:table-cell table:style-name="ce18"/>
          <table:table-cell table:style-name="ce24"/>
          <table:table-cell table:style-name="ce27" office:value-type="string" calcext:value-type="string">
            <text:p>3 years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2.5" calcext:value-type="float">
            <text:p>2.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4 Arizona Diabetes Day</text:p>
          </table:table-cell>
          <table:table-cell table:style-name="ce14" office:value-type="float" office:value="140" calcext:value-type="float">
            <text:p>140</text:p>
          </table:table-cell>
          <table:table-cell table:style-name="ce16" office:value-type="date" office:date-value="2013-01-04" calcext:value-type="date">
            <text:p>41278</text:p>
          </table:table-cell>
          <table:table-cell table:style-name="ce16" office:value-type="date" office:date-value="2019-02-27" calcext:value-type="date">
            <text:p>43523</text:p>
          </table:table-cell>
          <table:table-cell table:style-name="ce18"/>
          <table:table-cell table:style-name="ce19" office:value-type="time" office:time-value="PT00H30M00S" calcext:value-type="time">
            <text:p>0.0208333333333333</text:p>
          </table:table-cell>
          <table:table-cell table:style-name="ce18"/>
          <table:table-cell table:style-name="ce24"/>
          <table:table-cell table:style-name="ce27" office:value-type="string" calcext:value-type="string">
            <text:p>2 years</text:p>
          </table:table-cell>
          <table:table-cell table:style-name="ce30" office:value-type="float" office:value="6" calcext:value-type="float">
            <text:p>6</text:p>
          </table:table-cell>
          <table:table-cell table:style-name="ce33" office:value-type="float" office:value="6.75" calcext:value-type="float">
            <text:p>6.7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2014 New Jersey Diabetes Awareness Day</text:p>
          </table:table-cell>
          <table:table-cell table:style-name="ce14" office:value-type="float" office:value="26" calcext:value-type="float">
            <text:p>26</text:p>
          </table:table-cell>
          <table:table-cell table:style-name="ce16" office:value-type="date" office:date-value="2014-08-14" calcext:value-type="date">
            <text:p>41865</text:p>
          </table:table-cell>
          <table:table-cell table:style-name="ce16" office:value-type="date" office:date-value="2015-01-01" calcext:value-type="date">
            <text:p>42005</text:p>
          </table:table-cell>
          <table:table-cell table:style-name="ce18"/>
          <table:table-cell table:style-name="ce19" office:value-type="time" office:time-value="PT00H45M00S" calcext:value-type="time">
            <text:p>0.03125</text:p>
          </table:table-cell>
          <table:table-cell table:style-name="ce18"/>
          <table:table-cell table:style-name="ce24"/>
          <table:table-cell table:style-name="ce27" office:value-type="string" calcext:value-type="string">
            <text:p>1 year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.5" calcext:value-type="float">
            <text:p>2.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Contact Us - Diabetes EXPO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office:value-type="date" office:date-value="2010-07-28" calcext:value-type="date">
            <text:p>40387</text:p>
          </table:table-cell>
          <table:table-cell table:style-name="ce16" office:value-type="date" office:date-value="2015-12-31" calcext:value-type="date">
            <text:p>42369</text:p>
          </table:table-cell>
          <table:table-cell table:style-name="ce18"/>
          <table:table-cell table:style-name="ce19" office:value-type="time" office:time-value="PT00H15M00S" calcext:value-type="time">
            <text:p>0.0104166666666667</text:p>
          </table:table-cell>
          <table:table-cell table:style-name="ce18"/>
          <table:table-cell table:style-name="ce24"/>
          <table:table-cell table:style-name="ce28" office:value-type="string" calcext:value-type="string">
            <text:p>0 years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0.75" calcext:value-type="float">
            <text:p>0.75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Interested in School Walk for Diabetes?</text:p>
          </table:table-cell>
          <table:table-cell table:style-name="ce14" office:value-type="float" office:value="4562" calcext:value-type="float">
            <text:p>4562</text:p>
          </table:table-cell>
          <table:table-cell table:style-name="ce16" office:value-type="date" office:date-value="2014-03-01" calcext:value-type="date">
            <text:p>41699</text:p>
          </table:table-cell>
          <table:table-cell table:style-name="ce16" office:value-type="date" office:date-value="2020-07-01" calcext:value-type="date">
            <text:p>44013</text:p>
          </table:table-cell>
          <table:table-cell table:style-name="ce18"/>
          <table:table-cell table:style-name="ce19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Please Contact Me About Stop Diabetes@Work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date" office:date-value="2014-06-10" calcext:value-type="date">
            <text:p>41800</text:p>
          </table:table-cell>
          <table:table-cell table:style-name="ce16" office:value-type="date" office:date-value="2019-06-10" calcext:value-type="date">
            <text:p>43626</text:p>
          </table:table-cell>
          <table:table-cell table:style-name="ce18"/>
          <table:table-cell table:style-name="ce19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Professional Membership Prospect</text:p>
          </table:table-cell>
          <table:table-cell table:style-name="ce14"/>
          <table:table-cell table:style-name="ce16" office:value-type="date" office:date-value="2009-10-26" calcext:value-type="date">
            <text:p>40112</text:p>
          </table:table-cell>
          <table:table-cell table:style-name="ce16" office:value-type="date" office:date-value="2015-05-19" calcext:value-type="date">
            <text:p>42143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Register for MyFood Advisor: Recipes for Healthy Living</text:p>
          </table:table-cell>
          <table:table-cell table:style-name="ce14" office:value-type="float" office:value="366867" calcext:value-type="float">
            <text:p>366867</text:p>
          </table:table-cell>
          <table:table-cell table:style-name="ce16" office:value-type="date" office:date-value="2011-09-15" calcext:value-type="date">
            <text:p>40801</text:p>
          </table:table-cell>
          <table:table-cell table:style-name="ce16" office:value-type="date" office:date-value="2015-09-01" calcext:value-type="date">
            <text:p>42248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Register for MyFood Advisor: Recipes for Healthy Living - WP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date" office:date-value="2012-10-25" calcext:value-type="date">
            <text:p>41207</text:p>
          </table:table-cell>
          <table:table-cell table:style-name="ce16" office:value-type="date" office:date-value="2015-10-24" calcext:value-type="date">
            <text:p>42301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Right Rail Register for Recipes for Healthy Living</text:p>
          </table:table-cell>
          <table:table-cell table:style-name="ce14" office:value-type="float" office:value="3371" calcext:value-type="float">
            <text:p>3371</text:p>
          </table:table-cell>
          <table:table-cell table:style-name="ce16" office:value-type="date" office:date-value="2012-01-04" calcext:value-type="date">
            <text:p>40912</text:p>
          </table:table-cell>
          <table:table-cell table:style-name="ce16" office:value-type="date" office:date-value="2015-12-20" calcext:value-type="date">
            <text:p>42358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Rite Aid Diabetes Risk Alert Test</text:p>
          </table:table-cell>
          <table:table-cell table:style-name="ce14" office:value-type="float" office:value="296" calcext:value-type="float">
            <text:p>296</text:p>
          </table:table-cell>
          <table:table-cell table:style-name="ce16" office:value-type="date" office:date-value="2010-09-13" calcext:value-type="date">
            <text:p>40434</text:p>
          </table:table-cell>
          <table:table-cell table:style-name="ce16" office:value-type="date" office:date-value="2015-09-13" calcext:value-type="date">
            <text:p>42260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 Diabetes - Raise Your Voice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date" office:date-value="2011-11-29" calcext:value-type="date">
            <text:p>40876</text:p>
          </table:table-cell>
          <table:table-cell table:style-name="ce16" office:value-type="date" office:date-value="2015-11-29" calcext:value-type="date">
            <text:p>42337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 Diabetes - Take Action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date" office:date-value="2009-10-07" calcext:value-type="date">
            <text:p>40093</text:p>
          </table:table-cell>
          <table:table-cell table:style-name="ce16" office:value-type="date" office:date-value="2015-06-23" calcext:value-type="date">
            <text:p>42178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 Diabetes @ Work Employee Registration</text:p>
          </table:table-cell>
          <table:table-cell table:style-name="ce14"/>
          <table:table-cell table:style-name="ce16" office:value-type="date" office:date-value="2012-09-05" calcext:value-type="date">
            <text:p>41157</text:p>
          </table:table-cell>
          <table:table-cell table:style-name="ce16" office:value-type="date" office:date-value="2019-09-10" calcext:value-type="date">
            <text:p>43718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2013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date" office:date-value="2012-12-18" calcext:value-type="date">
            <text:p>41261</text:p>
          </table:table-cell>
          <table:table-cell table:style-name="ce16" office:value-type="date" office:date-value="2015-02-04" calcext:value-type="date">
            <text:p>42039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NYMEO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date" office:date-value="2013-11-11" calcext:value-type="date">
            <text:p>41589</text:p>
          </table:table-cell>
          <table:table-cell table:style-name="ce16" office:value-type="date" office:date-value="2018-11-10" calcext:value-type="date">
            <text:p>43414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Bradley Arant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date" office:date-value="2013-06-27" calcext:value-type="date">
            <text:p>41452</text:p>
          </table:table-cell>
          <table:table-cell table:style-name="ce16" office:value-type="date" office:date-value="2018-06-26" calcext:value-type="date">
            <text:p>43277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Broadway Bank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date" office:date-value="2012-08-01" calcext:value-type="date">
            <text:p>41122</text:p>
          </table:table-cell>
          <table:table-cell table:style-name="ce16" office:value-type="date" office:date-value="2015-07-31" calcext:value-type="date">
            <text:p>42216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Brown Mackie College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5-22" calcext:value-type="date">
            <text:p>41416</text:p>
          </table:table-cell>
          <table:table-cell table:style-name="ce16" office:value-type="date" office:date-value="2018-05-21" calcext:value-type="date">
            <text:p>43241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CICO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4-10-23" calcext:value-type="date">
            <text:p>41935</text:p>
          </table:table-cell>
          <table:table-cell table:style-name="ce16" office:value-type="date" office:date-value="2019-10-22" calcext:value-type="date">
            <text:p>43760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CNO Financial Group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date" office:date-value="2013-07-09" calcext:value-type="date">
            <text:p>41464</text:p>
          </table:table-cell>
          <table:table-cell table:style-name="ce16" office:value-type="date" office:date-value="2018-07-08" calcext:value-type="date">
            <text:p>43289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Community Hospital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date" office:date-value="2014-04-23" calcext:value-type="date">
            <text:p>41752</text:p>
          </table:table-cell>
          <table:table-cell table:style-name="ce16" office:value-type="date" office:date-value="2019-04-22" calcext:value-type="date">
            <text:p>43577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Conifer Realty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8-05" calcext:value-type="date">
            <text:p>41491</text:p>
          </table:table-cell>
          <table:table-cell table:style-name="ce16" office:value-type="date" office:date-value="2018-08-04" calcext:value-type="date">
            <text:p>43316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Cubic Corporation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6-11" calcext:value-type="date">
            <text:p>41436</text:p>
          </table:table-cell>
          <table:table-cell table:style-name="ce16" office:value-type="date" office:date-value="2018-06-10" calcext:value-type="date">
            <text:p>43261</text:p>
          </table:table-cell>
          <table:table-cell table:style-name="ce18"/>
          <table:table-cell table:style-name="ce20" office:value-type="time" office:time-value="PT01H30M00S" calcext:value-type="time">
            <text:p>0.06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DeKalb County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date" office:date-value="2014-02-07" calcext:value-type="date">
            <text:p>41677</text:p>
          </table:table-cell>
          <table:table-cell table:style-name="ce16" office:value-type="date" office:date-value="2019-02-06" calcext:value-type="date">
            <text:p>43502</text:p>
          </table:table-cell>
          <table:table-cell table:style-name="ce18"/>
          <table:table-cell table:style-name="ce20" office:value-type="time" office:time-value="PT01H30M00S" calcext:value-type="time">
            <text:p>0.06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ESD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date" office:date-value="2014-07-15" calcext:value-type="date">
            <text:p>41835</text:p>
          </table:table-cell>
          <table:table-cell table:style-name="ce16" office:value-type="date" office:date-value="2019-07-14" calcext:value-type="date">
            <text:p>43660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Eagleville Hospita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2-08" calcext:value-type="date">
            <text:p>41313</text:p>
          </table:table-cell>
          <table:table-cell table:style-name="ce16" office:value-type="date" office:date-value="2015-02-07" calcext:value-type="date">
            <text:p>42042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FBISD</text:p>
          </table:table-cell>
          <table:table-cell table:style-name="ce14"/>
          <table:table-cell table:style-name="ce16" office:value-type="date" office:date-value="2014-09-21" calcext:value-type="date">
            <text:p>41903</text:p>
          </table:table-cell>
          <table:table-cell table:style-name="ce16" office:value-type="date" office:date-value="2019-09-20" calcext:value-type="date">
            <text:p>43728</text:p>
          </table:table-cell>
          <table:table-cell table:style-name="ce18"/>
          <table:table-cell table:style-name="ce20" office:value-type="time" office:time-value="PT01H30M00S" calcext:value-type="time">
            <text:p>0.06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FCC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4-02-07" calcext:value-type="date">
            <text:p>41677</text:p>
          </table:table-cell>
          <table:table-cell table:style-name="ce16" office:value-type="date" office:date-value="2019-02-06" calcext:value-type="date">
            <text:p>43502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Fusion Alliance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6-11" calcext:value-type="date">
            <text:p>41436</text:p>
          </table:table-cell>
          <table:table-cell table:style-name="ce16" office:value-type="date" office:date-value="2018-06-10" calcext:value-type="date">
            <text:p>43261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iami Dade Colleg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date" office:date-value="2014-06-10" calcext:value-type="date">
            <text:p>41800</text:p>
          </table:table-cell>
          <table:table-cell table:style-name="ce16" office:value-type="date" office:date-value="2019-06-09" calcext:value-type="date">
            <text:p>43625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id City Electric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date" office:date-value="2014-02-20" calcext:value-type="date">
            <text:p>41690</text:p>
          </table:table-cell>
          <table:table-cell table:style-name="ce16" office:value-type="date" office:date-value="2019-02-19" calcext:value-type="date">
            <text:p>43515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illennium Marketing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date" office:date-value="2013-06-19" calcext:value-type="date">
            <text:p>41444</text:p>
          </table:table-cell>
          <table:table-cell table:style-name="ce16" office:value-type="date" office:date-value="2018-06-18" calcext:value-type="date">
            <text:p>43269</text:p>
          </table:table-cell>
          <table:table-cell table:style-name="ce18"/>
          <table:table-cell table:style-name="ce20" office:value-type="time" office:time-value="PT00H45M00S" calcext:value-type="time">
            <text:p>0.031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odSpace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date" office:date-value="2013-07-02" calcext:value-type="date">
            <text:p>41457</text:p>
          </table:table-cell>
          <table:table-cell table:style-name="ce16" office:value-type="date" office:date-value="2018-07-02" calcext:value-type="date">
            <text:p>43283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olex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date" office:date-value="2012-06-14" calcext:value-type="date">
            <text:p>41074</text:p>
          </table:table-cell>
          <table:table-cell table:style-name="ce16" office:value-type="date" office:date-value="2015-06-13" calcext:value-type="date">
            <text:p>42168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onarch Beverag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date" office:date-value="2012-09-05" calcext:value-type="date">
            <text:p>41157</text:p>
          </table:table-cell>
          <table:table-cell table:style-name="ce16" office:value-type="date" office:date-value="2019-09-27" calcext:value-type="date">
            <text:p>43735</text:p>
          </table:table-cell>
          <table:table-cell table:style-name="ce18"/>
          <table:table-cell table:style-name="ce20" office:value-type="time" office:time-value="PT01H00M00S" calcext:value-type="time">
            <text:p>0.04166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Montgomery Colleg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date" office:date-value="2012-09-05" calcext:value-type="date">
            <text:p>41157</text:p>
          </table:table-cell>
          <table:table-cell table:style-name="ce16" office:value-type="date" office:date-value="2018-09-18" calcext:value-type="date">
            <text:p>43361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NFP-CBA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date" office:date-value="2013-11-25" calcext:value-type="date">
            <text:p>41603</text:p>
          </table:table-cell>
          <table:table-cell table:style-name="ce16" office:value-type="date" office:date-value="2018-11-24" calcext:value-type="date">
            <text:p>43428</text:p>
          </table:table-cell>
          <table:table-cell table:style-name="ce18"/>
          <table:table-cell table:style-name="ce20" office:value-type="time" office:time-value="PT00H15M00S" calcext:value-type="time">
            <text:p>0.0104166666666667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Walgreens District 29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date" office:date-value="2013-07-16" calcext:value-type="date">
            <text:p>41471</text:p>
          </table:table-cell>
          <table:table-cell table:style-name="ce16" office:value-type="date" office:date-value="2018-07-15" calcext:value-type="date">
            <text:p>43296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Walgreens Sacramento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date" office:date-value="2013-03-29" calcext:value-type="date">
            <text:p>41362</text:p>
          </table:table-cell>
          <table:table-cell table:style-name="ce16" office:value-type="date" office:date-value="2015-03-28" calcext:value-type="date">
            <text:p>42091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Employees WellCar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date" office:date-value="2014-05-30" calcext:value-type="date">
            <text:p>41789</text:p>
          </table:table-cell>
          <table:table-cell table:style-name="ce16" office:value-type="date" office:date-value="2019-05-29" calcext:value-type="date">
            <text:p>43614</text:p>
          </table:table-cell>
          <table:table-cell table:style-name="ce18"/>
          <table:table-cell table:style-name="ce20" office:value-type="time" office:time-value="PT00H30M00S" calcext:value-type="time">
            <text:p>0.0208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 Your Choice Manatee Health Plan</text:p>
          </table:table-cell>
          <table:table-cell table:style-name="ce14"/>
          <table:table-cell table:style-name="ce16" office:value-type="date" office:date-value="2012-09-05" calcext:value-type="date">
            <text:p>41157</text:p>
          </table:table-cell>
          <table:table-cell table:style-name="ce16" office:value-type="date" office:date-value="2019-09-27" calcext:value-type="date">
            <text:p>43735</text:p>
          </table:table-cell>
          <table:table-cell table:style-name="ce18"/>
          <table:table-cell table:style-name="ce20" office:value-type="time" office:time-value="PT02H00M00S" calcext:value-type="time">
            <text:p>0.0833333333333333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StopD@WorkEmployees CenturyLink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date" office:date-value="2014-07-17" calcext:value-type="date">
            <text:p>41837</text:p>
          </table:table-cell>
          <table:table-cell table:style-name="ce16" office:value-type="date" office:date-value="2019-07-16" calcext:value-type="date">
            <text:p>43662</text:p>
          </table:table-cell>
          <table:table-cell table:style-name="ce18"/>
          <table:table-cell table:style-name="ce20" office:value-type="time" office:time-value="PT01H30M00S" calcext:value-type="time">
            <text:p>0.06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7" office:value-type="string" calcext:value-type="string">
            <text:p>Why Do YOU Want to Stop Diabetes®?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date" office:date-value="2012-06-21" calcext:value-type="date">
            <text:p>41081</text:p>
          </table:table-cell>
          <table:table-cell table:style-name="ce16" office:value-type="date" office:date-value="2015-07-09" calcext:value-type="date">
            <text:p>42194</text:p>
          </table:table-cell>
          <table:table-cell table:style-name="ce18"/>
          <table:table-cell table:style-name="ce20" office:value-type="time" office:time-value="PT01H30M00S" calcext:value-type="time">
            <text:p>0.0625</text:p>
          </table:table-cell>
          <table:table-cell table:style-name="ce18"/>
          <table:table-cell table:style-name="ce24" table:number-columns-repeated="4"/>
          <table:table-cell table:style-name="ce36" table:number-columns-repeated="2"/>
          <table:table-cell table:number-columns-repeated="101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_Grafiek" table:style-name="ta2">
        <office:forms form:automatic-focus="false" form:apply-design-mode="false"/>
        <table:table-column table:style-name="co11" table:number-columns-repeated="1024" table:default-cell-style-name="Default"/>
        <table:table-row table:style-name="ro5">
          <table:table-cell>
            <draw:frame table:end-cell-address="Chart_Grafiek.P38" table:end-x="0.3472in" table:end-y="0.0598in" draw:z-index="0" draw:name="Chart 1" draw:style-name="gr3" draw:text-style-name="P1" svg:width="10.1614in" svg:height="6.7209in" svg:x="0.0295in" svg:y="0in">
              <draw:object draw:notify-on-update-of-ranges="Types_Tipes.I9:Types_Tipes.I16 Types_Tipes.J8:Types_Tipes.J8 Types_Tipes.J9:Types_Tipes.J16 Types_Tipes.K8:Types_Tipes.K8 Types_Tipes.K9:Types_Tipes.K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9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5" number:language="en" number:country="US">
      <number:year number:style="long"/>
      <number:text>/</number:text>
      <number:month number:style="long"/>
      <number:text>/</number:text>
      <number:day/>
      <number:text>/</number:text>
    </number:date-style>
    <number:date-style style:name="N10156" number:language="en" number:country="US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100%" style:writing-mode="lr-tb" style:print="charts drawings header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8:07:10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ypes_5f_Tipes" style:display-name="PageStyle_Types_Ti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_5f_Grafiek" style:display-name="PageStyle_Chart_Grafie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0:24:59</meta:creation-date>
    <dc:date>2015-08-23T08:07:23.431000000</dc:date>
    <meta:generator>LibreOffice/4.2.3.3$Windows_x86 LibreOffice_project/882f8a0a489bc99a9e60c7905a60226254cb6ff0</meta:generator>
    <meta:editing-duration>PT1M31S</meta:editing-duration>
    <meta:editing-cycles>13</meta:editing-cycles>
    <dc:creator>N </dc:creator>
    <meta:document-statistic meta:table-count="2" meta:cell-count="276" meta:object-count="1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chart:link-data-style-to-source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5.811cm" svg:height="17.038cm" xlink:href=".." xlink:type="simple" chart:class="chart:bar" chart:style-name="ch1">
        <chart:legend chart:legend-position="end" svg:x="21.272cm" svg:y="7.971cm" style:legend-expansion="high" chart:style-name="ch2"/>
        <chart:plot-area chart:style-name="ch3" table:cell-range-address="Types_Tipes.I9:Types_Tipes.K16 Types_Tipes.J8:Types_Tipes.K8" chart:data-source-has-labels="both" svg:x="0.966cm" svg:y="1.495cm" svg:width="19.274cm" svg:height="14.783cm">
          <chartooo:coordinate-region svg:x="1.587cm" svg:y="1.694cm" svg:width="18.653cm" svg:height="13.937cm"/>
          <chart:axis chart:dimension="x" chart:name="primary-x" chart:style-name="ch4" chartooo:axis-type="auto">
            <chartooo:date-scale/>
            <chart:categories table:cell-range-address="Types_Tipes.I9:Types_Tipes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ypes_Tipes.J9:Types_Tipes.J16" chart:label-cell-address="Types_Tipes.J8:Types_Tipes.J8" chart:class="chart:bar">
            <chart:data-point chart:repeated="8"/>
          </chart:series>
          <chart:series chart:style-name="ch8" chart:values-cell-range-address="Types_Tipes.K9:Types_Tipes.K16" chart:label-cell-address="Types_Tipes.K8:Types_Tipes.K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online surveys </text:p>
                <draw:g>
                  <svg:desc>Types_Tipes.J8:Types_Tipes.J8</svg:desc>
                </draw:g>
              </table:table-cell>
              <table:table-cell office:value-type="string">
                <text:p>Total Time</text:p>
                <draw:g>
                  <svg:desc>Types_Tipes.K8:Types_Tipes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 years</text:p>
                <draw:g>
                  <svg:desc>Types_Tipes.I9:Types_Tipes.I16</svg:desc>
                </draw:g>
              </table:table-cell>
              <table:table-cell office:value-type="float" office:value="3">
                <text:p>3</text:p>
                <draw:g>
                  <svg:desc>Types_Tipes.J9:Types_Tipes.J16</svg:desc>
                </draw:g>
              </table:table-cell>
              <table:table-cell office:value-type="float" office:value="3.5">
                <text:p>3.5</text:p>
                <draw:g>
                  <svg:desc>Types_Tipes.K9:Types_Tipes.K16</svg:desc>
                </draw:g>
              </table:table-cell>
            </table:table-row>
            <table:table-row>
              <table:table-cell office:value-type="string">
                <text:p>6 years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 years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 years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 year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 years</text:p>
              </table:table-cell>
              <table:table-cell office:value-type="float" office:value="6">
                <text:p>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 year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 years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